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Courier Prime" svg:font-family="'Courier Prime', 'Courier New'" style:font-adornments="Standard" style:font-family-generic="modern" style:font-pitch="fixed"/>
    <style:font-face style:name="Courier New1" svg:font-family="'Courier New'" style:font-family-generic="roma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Simon Haynes</text:p>
      <text:h text:style-name="Heading_20_1" text:outline-level="1"><text:a xlink:href="../yw7%20Sample%20Project_manuscript.odt#ChID:34%7Cregion">Part 1</text:a></text:h>
      <text:section text:style-name="Sect1" text:name="ChID:34">
        <text:p text:style-name="Text_20_body">This is the first part of the novel (just for testing).</text:p>
      </text:section>
      <text:h text:style-name="Heading_20_1" text:outline-level="1"><text:a xlink:href="../yw7%20Sample%20Project_manuscript.odt#ChID:35%7Cregion">Part 2</text:a></text:h>
      <text:section text:style-name="Sect1" text:name="ChID:35"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egoe UI1" svg:font-family="'Segoe UI'" style:font-family-generic="swiss"/>
    <style:font-face style:name="Courier New" svg:font-family="'Courier New'" style:font-adornments="Standard" style:font-family-generic="modern" style:font-pitch="fixed"/>
    <style:font-face style:name="Courier Prime" svg:font-family="'Courier Prime', 'Courier New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Segoe UI" svg:font-family="'Segoe UI'" style:font-family-generic="roman" style:font-pitch="variable"/>
    <style:font-face style:name="ITC Officina Sans Book" svg:font-family="'ITC Officina Sans Book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Prime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00ff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ff0000" fo:font-size="10pt"/>
    </style:style>
    <style:style style:name="yWriter_20_mark_20_info" style:display-name="yWriter mark info" style:family="paragraph" style:parent-style-name="Standard" style:next-style-name="Standard" style:class="text">
      <style:text-properties fo:color="#800000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ITC Officina Sans Book" fo:font-size="7pt" fo:letter-spacing="0.071cm" fo:font-weight="bold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0-04-21T18:20:24Z</meta:creation-date>
    <dc:date/>
  </office:meta>
</office:document-meta>
</file>